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3.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85cm" fo:min-width="3.2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2.85cm" fo:min-width="3.2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2.85cm" fo:min-width="3.2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85cm" fo:min-width="3.2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3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cm" svg:height="3.1cm" svg:x="1cm" svg:y="6.6cm">
          <text:p text:style-name="P1">µC</text:p>
          <text:p text:style-name="P1">Guid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3.1cm" svg:x="6.8cm" svg:y="6.6cm">
          <text:p text:style-name="P2"><text:span text:style-name="T1">Commun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3.1cm" svg:x="1cm" svg:y="1.8cm">
          <text:p text:style-name="P2"><text:span text:style-name="T1">Comman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3.1cm" svg:x="1cm" svg:y="11.3cm">
          <text:p text:style-name="P2"><text:span text:style-name="T1">Affichage</text:span></text:p>
          <text:p text:style-name="P2"><text:span text:style-name="T1">OL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3.1cm" svg:x="14.5cm" svg:y="6.6cm">
          <text:p text:style-name="P3"><text:span text:style-name="T1">Commun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7cm" svg:height="3.1cm" svg:x="20.2cm" svg:y="6.6cm">
          <text:p text:style-name="P4"><text:span text:style-name="T2">µC</text:span></text:p>
          <text:p text:style-name="P4"><text:span text:style-name="T2">Selle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.7cm" svg:y1="4.9cm" svg:x2="2.7cm" svg:y2="6.6cm">
          <text:p/>
        </draw:line>
        <draw:line draw:style-name="gr2" draw:text-style-name="P6" draw:layer="layout" svg:x1="2.7cm" svg:y1="9.7cm" svg:x2="2.7cm" svg:y2="11.3cm">
          <text:p/>
        </draw:line>
        <draw:line draw:style-name="gr3" draw:text-style-name="P1" draw:layer="layout" svg:x1="4.7cm" svg:y1="8.1cm" svg:x2="6.8cm" svg:y2="8.1cm">
          <text:p/>
        </draw:line>
        <draw:line draw:style-name="gr4" draw:text-style-name="P2" draw:layer="layout" svg:x1="10.5cm" svg:y1="8.2cm" svg:x2="14.6cm" svg:y2="8.2cm">
          <text:p text:style-name="P1"><text:span text:style-name="T1">CAN Bus</text:span></text:p>
        </draw:line>
        <draw:custom-shape draw:style-name="gr5" draw:text-style-name="P7" draw:layer="layout" svg:width="3.7cm" svg:height="3.1cm" svg:x="25cm" svg:y="1.8cm">
          <text:p text:style-name="P7"><text:span text:style-name="T1">Capteur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7cm" svg:height="3.1cm" svg:x="25cm" svg:y="6.6cm">
          <text:p text:style-name="P7"><text:span text:style-name="T1">Pilotage</text:span></text:p>
          <text:p text:style-name="P7"><text:span text:style-name="T1">Puissanc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7cm" svg:height="3.1cm" svg:x="25cm" svg:y="11.3cm">
          <text:p text:style-name="P7"><text:span text:style-name="T1">RFI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cm" svg:height="3.1cm" svg:x="25cm" svg:y="15.9cm">
          <text:p text:style-name="P7"><text:span text:style-name="T1">Alarme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3.9cm" svg:y1="8.2cm" svg:x2="25cm" svg:y2="8.2cm">
          <text:p/>
        </draw:line>
        <draw:line draw:style-name="gr9" draw:text-style-name="P6" draw:layer="layout" svg:x1="24.9cm" svg:y1="13cm" svg:x2="23.1cm" svg:y2="13cm">
          <text:p/>
        </draw:line>
        <draw:line draw:style-name="gr2" draw:text-style-name="P6" draw:layer="layout" svg:x1="23.1cm" svg:y1="13cm" svg:x2="23.1cm" svg:y2="9.7cm">
          <text:p/>
        </draw:line>
        <draw:line draw:style-name="gr9" draw:text-style-name="P6" draw:layer="layout" svg:x1="25cm" svg:y1="3.4cm" svg:x2="23.1cm" svg:y2="3.4cm">
          <text:p/>
        </draw:line>
        <draw:line draw:style-name="gr2" draw:text-style-name="P6" draw:layer="layout" svg:x1="23.1cm" svg:y1="3.4cm" svg:x2="23.1cm" svg:y2="6.6cm">
          <text:p/>
        </draw:line>
        <draw:line draw:style-name="gr9" draw:text-style-name="P6" draw:layer="layout" svg:x1="25cm" svg:y1="17.5cm" svg:x2="21.4cm" svg:y2="17.5cm">
          <text:p/>
        </draw:line>
        <draw:line draw:style-name="gr2" draw:text-style-name="P6" draw:layer="layout" svg:x1="21.4cm" svg:y1="17.5cm" svg:x2="21.3cm" svg:y2="9.7cm">
          <text:p/>
        </draw:line>
        <draw:line draw:style-name="gr3" draw:text-style-name="P1" draw:layer="layout" svg:x1="18.2cm" svg:y1="8.2cm" svg:x2="20.3cm" svg:y2="8.2cm">
          <text:p/>
        </draw:line>
        <draw:custom-shape draw:style-name="gr10" draw:text-style-name="P8" draw:layer="layout" svg:width="14.3cm" svg:height="1.2cm" svg:x="1cm" svg:y="18.8cm">
          <text:p text:style-name="P1"><text:span text:style-name="T3">Système « ecuBiker » – Bloc Diagr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4T11:34:52.129000000</meta:creation-date>
    <dc:date>2020-04-04T11:57:41.517000000</dc:date>
    <meta:editing-duration>PT22M47S</meta:editing-duration>
    <meta:editing-cycles>11</meta:editing-cycles>
    <meta:generator>LibreOffice/6.4.2.2$Windows_x86 LibreOffice_project/4e471d8c02c9c90f512f7f9ead8875b57fcb1ec3</meta:generator>
    <meta:document-statistic meta:object-count="23"/>
  </office:meta>
</office:document-meta>
</file>